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MathJax Main" svg:font-family="'MathJax Main'"/>
    <style:font-face style:name="Sgy Open Sans" svg:font-family="'Sgy Open Sans', 'Lucida Grande', Tahoma, Verdana, Arial, sans-serif"/>
    <style:font-face style:name="Courier New" svg:font-family="'Courier New'" style:font-adornments="Regular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 style:vertical-align="baseline"/>
      <style:text-properties officeooo:paragraph-rsid="000f17d7"/>
    </style:style>
    <style:style style:name="P2" style:family="paragraph" style:parent-style-name="Normal_20__28_Web_29_">
      <style:paragraph-properties fo:margin-top="0cm" fo:margin-bottom="0cm" style:contextual-spacing="false"/>
      <style:text-properties officeooo:paragraph-rsid="000f17d7"/>
    </style:style>
    <style:style style:name="P3" style:family="paragraph" style:parent-style-name="Normal_20__28_Web_29_">
      <style:paragraph-properties fo:margin-top="0cm" fo:margin-bottom="0.247cm" style:contextual-spacing="false"/>
      <style:text-properties officeooo:paragraph-rsid="000f17d7"/>
    </style:style>
    <style:style style:name="P4" style:family="paragraph" style:parent-style-name="Standard">
      <style:text-properties fo:font-size="12pt" officeooo:paragraph-rsid="000f17d7" style:font-size-asian="12pt" style:font-size-complex="12pt"/>
    </style:style>
    <style:style style:name="P5" style:family="paragraph" style:parent-style-name="Normal_20__28_Web_29_" style:master-page-name="Standard">
      <style:paragraph-properties fo:margin-top="0cm" fo:margin-bottom="0cm" style:contextual-spacing="false" style:page-number="auto"/>
      <style:text-properties officeooo:rsid="0012535c" officeooo:paragraph-rsid="0012535c"/>
    </style:style>
    <style:style style:name="P6" style:family="paragraph" style:parent-style-name="Normal_20__28_Web_29_">
      <style:paragraph-properties fo:margin-top="0cm" fo:margin-bottom="0cm" style:contextual-spacing="false"/>
      <style:text-properties fo:color="#000000" loext:opacity="100%" fo:font-weight="bold" officeooo:paragraph-rsid="000f17d7" style:font-weight-asian="bold" style:font-weight-complex="bold"/>
    </style:style>
    <style:style style:name="P7" style:family="paragraph" style:parent-style-name="Normal_20__28_Web_29_">
      <style:paragraph-properties fo:margin-top="0cm" fo:margin-bottom="0cm" style:contextual-spacing="false"/>
      <style:text-properties fo:color="#000000" loext:opacity="100%" fo:font-weight="bold" officeooo:paragraph-rsid="000f17d7" fo:background-color="#ffffff" style:font-weight-asian="bold" style:font-weight-complex="bold"/>
    </style:style>
    <style:style style:name="P8" style:family="paragraph" style:parent-style-name="Normal_20__28_Web_29_" style:list-style-name="WWNum145">
      <style:paragraph-properties fo:margin-top="0cm" fo:margin-bottom="0cm" style:contextual-spacing="false" style:vertical-align="baseline"/>
      <style:text-properties fo:color="#000000" loext:opacity="100%" officeooo:paragraph-rsid="000f17d7" fo:background-color="#ffffff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000000" loext:opacity="100%" officeooo:paragraph-rsid="000f17d7" fo:background-color="#ffffff"/>
    </style:style>
    <style:style style:name="P10" style:family="paragraph" style:parent-style-name="Normal_20__28_Web_29_" style:list-style-name="WWNum146">
      <loext:graphic-properties draw:fill="solid" draw:fill-color="#ffffff"/>
      <style:paragraph-properties fo:margin-top="0cm" fo:margin-bottom="0cm" style:contextual-spacing="false" fo:background-color="#ffffff" style:vertical-align="baseline"/>
      <style:text-properties fo:color="#000000" loext:opacity="100%" officeooo:paragraph-rsid="000f17d7" fo:background-color="#ffffff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 style:vertical-align="baseline"/>
      <style:text-properties fo:color="#000000" loext:opacity="100%" officeooo:paragraph-rsid="000f17d7" fo:background-color="#ffffff"/>
    </style:style>
    <style:style style:name="P12" style:family="paragraph" style:parent-style-name="Normal_20__28_Web_29_">
      <style:paragraph-properties fo:margin-top="0cm" fo:margin-bottom="0cm" style:contextual-spacing="false"/>
      <style:text-properties fo:color="#000000" loext:opacity="100%" fo:font-style="italic" officeooo:paragraph-rsid="000f17d7" fo:background-color="#ffffff" style:font-style-asian="italic" style:font-style-complex="italic"/>
    </style:style>
    <style:style style:name="P13" style:family="paragraph" style:parent-style-name="Normal_20__28_Web_29_">
      <style:paragraph-properties fo:margin-top="0cm" fo:margin-bottom="0cm" style:contextual-spacing="false"/>
      <style:text-properties officeooo:paragraph-rsid="000f17d7"/>
    </style:style>
    <style:style style:name="P14" style:family="paragraph" style:parent-style-name="Normal_20__28_Web_29_">
      <style:paragraph-properties fo:margin-top="0cm" fo:margin-bottom="0cm" style:contextual-spacing="false"/>
      <style:text-properties officeooo:rsid="0012535c" officeooo:paragraph-rsid="0012535c"/>
    </style:style>
    <style:style style:name="P15" style:family="paragraph" style:parent-style-name="Normal_20__28_Web_29_">
      <style:paragraph-properties fo:margin-top="0cm" fo:margin-bottom="0.247cm" style:contextual-spacing="false"/>
      <style:text-properties fo:color="#000000" loext:opacity="100%" officeooo:paragraph-rsid="000f17d7"/>
    </style:style>
    <style:style style:name="P16" style:family="paragraph" style:parent-style-name="Normal_20__28_Web_29_">
      <style:paragraph-properties fo:margin-left="1.27cm" fo:margin-right="0cm" fo:margin-top="0cm" fo:margin-bottom="0cm" style:contextual-spacing="false" fo:text-indent="0cm" style:auto-text-indent="false"/>
      <style:text-properties fo:color="#000000" loext:opacity="100%" officeooo:paragraph-rsid="000f17d7" fo:background-color="#ffffff"/>
    </style:style>
    <style:style style:name="P17" style:family="paragraph" style:parent-style-name="Normal_20__28_Web_29_">
      <loext:graphic-properties draw:fill="solid" draw:fill-color="#ffffff"/>
      <style:paragraph-properties fo:margin-left="0cm" fo:margin-right="1.976cm" fo:margin-top="0cm" fo:margin-bottom="0cm" style:contextual-spacing="false" fo:line-height="95%" fo:text-indent="0cm" style:auto-text-indent="false" fo:background-color="#ffffff" style:vertical-align="baseli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f17d7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color="#000000" loext:opacity="100%" fo:font-style="italic" fo:background-color="#ffffff" loext:char-shading-value="0" style:font-style-asian="italic" style:font-style-complex="italic"/>
    </style:style>
    <style:style style:name="T7" style:family="text">
      <style:text-properties fo:color="#000000" loext:opacity="100%" fo:font-size="12pt" fo:background-color="#ffffff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Name : Shreyas Vijaykumar Sakri</text:span></text:p>
      <text:p text:style-name="P14"><text:span text:style-name="T4">PRN : 2019BTEIT00075</text:span></text:p>
      <text:p text:style-name="P14"><text:span text:style-name="T4"/></text:p>
      <text:p text:style-name="P2"><text:span text:style-name="T4">Implement the program for threads using Open MP library. Print number of core. </text:span></text:p>
      <text:p text:style-name="P6">Objectives:</text:p>
      <text:list xml:id="list809202922" text:style-name="WWNum145">
        <text:list-item>
          <text:p text:style-name="P8"><text:s/>To learn about openMP for better use of multicore system.</text:p>
        </text:list-item>
      </text:list>
      <text:p text:style-name="P4"/>
      <text:p text:style-name="P6">Theory:</text:p>
      <text:p text:style-name="P15">An OpenMP program has sections that are sequential and sections that are parallel. In general an OpenMP program starts with a sequential section in which it sets up the environment, initializes the variables, and so on. </text:p>
      <text:p text:style-name="P15">When run, an OpenMP program will use one thread (in the sequential sections), and several threads (in the parallel sections). </text:p>
      <text:p text:style-name="P3"><text:span text:style-name="T1">There is one thread that runs from the beginning to the end, and it's called the </text:span><text:span text:style-name="T5">master thread</text:span><text:span text:style-name="T1">. The parallel sections of the program will cause additional threads to fork. These are called the </text:span><text:span text:style-name="T5">slave</text:span><text:span text:style-name="T1"> threads. </text:span></text:p>
      <text:p text:style-name="P15">A section of code that is to be executed in parallel is marked by a special directive (omp pragma). When the execution reaches a parallel section (marked by omp pragma), this directive will cause slave threads to form. Each thread executes the parallel section of the code independently. When a thread finishes, it joins the master. When all threads finish, the master continues with code following the parallel section. </text:p>
      <text:p text:style-name="P15">Each thread has an ID attached to it that can be obtained using a runtime library function (called omp_get_thread_num()). The ID of the master thread is 0. </text:p>
      <text:p text:style-name="P4"/>
      <text:p text:style-name="P6">Program:</text:p>
      <text:p text:style-name="P9">#include &lt;stdlib.h&gt;</text:p>
      <text:p text:style-name="P9">#include &lt;stdio.h&gt;</text:p>
      <text:p text:style-name="P9">#include &lt;omp.h&gt;</text:p>
      <text:p text:style-name="P9">#define CHUNKSIZE   10</text:p>
      <text:p text:style-name="P9">#define N       100</text:p>
      <text:p text:style-name="P4"/>
      <text:p text:style-name="P9">int main (int argc, char *argv[]) </text:p>
      <text:p text:style-name="P9">{</text:p>
      <text:p text:style-name="P9"><text:s/> int nthreads, tid, i, chunk;</text:p>
      <text:p text:style-name="P9"><text:s/> float a[N], b[N], c[N];</text:p>
      <text:p text:style-name="P4"/>
      <text:p text:style-name="P12">/* Some initializations */</text:p>
      <text:p text:style-name="P9">for (i=0; i &lt; N; i++)</text:p>
      <text:p text:style-name="P9"><text:s/> a[i] = b[i] = i * 1.0;</text:p>
      <text:p text:style-name="P9">chunk = CHUNKSIZE;</text:p>
      <text:p text:style-name="P4"/>
      <text:p text:style-name="P9">#pragma omp parallel shared(a,b,c,nthreads,chunk) private(i,tid)</text:p>
      <text:p text:style-name="P9"><text:s/> {</text:p>
      <text:p text:style-name="P9"><text:s/> tid = omp_get_thread_num();</text:p>
      <text:p text:style-name="P9"><text:s/> if (tid == 0)</text:p>
      <text:p text:style-name="P9"><text:s/>   {</text:p>
      <text:p text:style-name="P9"><text:s/>   nthreads = omp_get_num_threads();</text:p>
      <text:p text:style-name="P9"><text:s/>   printf("Number of threads = %d\n", nthreads);</text:p>
      <text:p text:style-name="P9"><text:soft-page-break/><text:s/>   }</text:p>
      <text:p text:style-name="P9"><text:s/> printf("Thread %d starting...\n",tid);</text:p>
      <text:p text:style-name="P4"/>
      <text:p text:style-name="P9"><text:s/> #pragma omp for schedule(dynamic,chunk)</text:p>
      <text:p text:style-name="P9"><text:s/> for (i=0; i &lt; N; i++)</text:p>
      <text:p text:style-name="P9"><text:s/>      c[i] = a[i] + b[i];</text:p>
      <text:p text:style-name="P9"><text:s/>   printf("Thread %d: c[%d]= %f\n",tid,i,c[i]);</text:p>
      <text:p text:style-name="P9"><text:s/>   }</text:p>
      <text:p text:style-name="P4"/>
      <text:p text:style-name="P2"><text:span text:style-name="T2"><text:s/> } <text:s/></text:span><text:span text:style-name="T6">/* end of parallel section */</text:span></text:p>
      <text:p text:style-name="P4"/>
      <text:p text:style-name="P9">}</text:p>
      <text:p text:style-name="P4"/>
      <text:p text:style-name="P7">Output:</text:p>
      <text:p text:style-name="P9">Number of threads = 2</text:p>
      <text:p text:style-name="P9"><text:s/>Thread 1 starting...</text:p>
      <text:p text:style-name="P9"><text:s/>Thread 0 starting...</text:p>
      <text:p text:style-name="P9"><text:s/>Thread 0: c[10]= 20.000000</text:p>
      <text:p text:style-name="P9"><text:s/>Thread 1: c[0]= 0.000000</text:p>
      <text:p text:style-name="P9"><text:s/>Thread 0: c[11]= 22.000000</text:p>
      <text:p text:style-name="P9"><text:s/>Thread 1: c[1]= 2.000000</text:p>
      <text:p text:style-name="P9"><text:s/>Thread 0: c[12]= 24.000000</text:p>
      <text:p text:style-name="P9"><text:s/>Thread 1: c[2]= 4.000000</text:p>
      <text:p text:style-name="P9">Thread 0: c[13]= 26.000000</text:p>
      <text:p text:style-name="P9">Thread 1: c[3]= 6.000000</text:p>
      <text:p text:style-name="P9">Thread 0: c[14]= 28.000000</text:p>
      <text:p text:style-name="P9">Thread 1: c[4]= 8.000000</text:p>
      <text:p text:style-name="P9">Thread 0: c[15]= 30.000000</text:p>
      <text:p text:style-name="P9">Thread 1: c[5]= 10.000000</text:p>
      <text:p text:style-name="P9">Thread 0: c[16]= 32.000000</text:p>
      <text:p text:style-name="P9">Thread 1: c[6]= 12.000000</text:p>
      <text:p text:style-name="P9">Thread 0: c[17]= 34.000000</text:p>
      <text:p text:style-name="P9">Thread 1: c[7]= 14.000000</text:p>
      <text:p text:style-name="P9">Thread 0: c[18]= 36.000000</text:p>
      <text:p text:style-name="P9">Thread 1: c[8]= 16.000000</text:p>
      <text:p text:style-name="P9">Thread 0: c[19]= 38.000000</text:p>
      <text:p text:style-name="P9">Thread 1: c[9]= 18.000000</text:p>
      <text:p text:style-name="P9">Thread 0: c[20]= 40.000000</text:p>
      <text:p text:style-name="P9">Thread 1: c[30]= 60.000000</text:p>
      <text:p text:style-name="P9">Thread 0: c[21]= 42.000000</text:p>
      <text:p text:style-name="P9">Thread 1: c[31]= 62.000000</text:p>
      <text:p text:style-name="P9">Thread 0: c[22]= 44.000000</text:p>
      <text:p text:style-name="P9">Thread 1: c[32]= 64.000000</text:p>
      <text:p text:style-name="P9">Thread 0: c[23]= 46.000000</text:p>
      <text:p text:style-name="P9">Thread 1: c[33]= 66.000000</text:p>
      <text:p text:style-name="P4"/>
      <text:p text:style-name="P7">Conclusion:</text:p>
      <text:list xml:id="list893381067" text:style-name="WWNum146">
        <text:list-item>
          <text:p text:style-name="P10">We learned about the concepts of parallel programming using OpenMP.</text:p>
        </text:list-item>
        <text:list-item>
          <text:p text:style-name="P10">Use of OpenMP in Shared memory programming</text:p>
        </text:list-item>
        <text:list-item>
          <text:p text:style-name="P10">Efficient use of processor and thereby reducing time by using OpenMP.</text:p>
        </text:list-item>
      </text:list>
      <text:p text:style-name="P16"><text:s/>    </text:p>
      <text:p text:style-name="P7">References:</text:p>
      <text:p text:style-name="P11"><text:soft-page-break/>[1]https://www.codeproject.com/Articles/60176/A-Beginner-s-Primer-to-OpenMP</text:p>
      <text:p text:style-name="P11">[2]https://www.researchgate.net/post/Is_there_a_way_to_specify_how_many_cores_a_program_should_run-in_other_words_can_I_control_where_the_threads_are_mapped</text:p>
      <text:p text:style-name="P1"><text:span text:style-name="T2">[</text:span><text:span text:style-name="T7">3]https://www.embedded.com/design/mcus-processors-and-socs/4007155/Using-OpenMP-for-programming-parallel-threads-in-multicore-applications-Part-2</text:span></text:p>
      <text:p text:style-name="P17">[4]http://pages.tacc.utexas.edu/~eijkhout/pcse/html/omp-basics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MathJax Main" svg:font-family="'MathJax Main'"/>
    <style:font-face style:name="Sgy Open Sans" svg:font-family="'Sgy Open Sans', 'Lucida Grande', Tahoma, Verdana, Arial, sans-serif"/>
    <style:font-face style:name="Courier New" svg:font-family="'Courier New'" style:font-adornments="Regular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6">
      <text:list-level-style-bullet text:level="1" text:style-name="ListLabel_20_9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15:36:44.049338336</meta:creation-date>
    <dc:date>2022-05-13T22:47:58.388000000</dc:date>
    <meta:editing-duration>PT1H9M4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83" meta:word-count="487" meta:character-count="3485" meta:non-whitespace-character-count="3003"/>
  </office:meta>
</office:document-meta>
</file>